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959cm"/>
      <style:paragraph-properties style:writing-mode="lr-tb"/>
    </style:style>
    <style:style style:name="gr2" style:family="graphic" style:parent-style-name="standard">
      <style:graphic-properties draw:stroke="none" svg:stroke-width="0cm" draw:marker-start-width="0.21cm" draw:marker-end-width="0.21cm" draw:fill="solid" draw:fill-color="#eeeeee" draw:textarea-horizontal-align="justify" draw:textarea-vertical-align="middle" draw:auto-grow-height="false" fo:min-height="0.75cm" fo:min-width="2.5cm" fo:padding-top="0.1cm" fo:padding-bottom="0.1cm" fo:padding-left="0.225cm" fo:padding-right="0.2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348cm" fo:min-width="1.7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99cm" fo:min-width="2.5cm"/>
      <style:paragraph-properties style:writing-mode="lr-tb"/>
    </style:style>
    <style:style style:name="gr5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0.75cm" fo:min-width="2.5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88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448cm" fo:min-width="1.75cm"/>
      <style:paragraph-properties style:writing-mode="lr-tb"/>
    </style:style>
    <style:style style:name="gr10" style:family="graphic" style:parent-style-name="objectwithoutfill">
      <style:graphic-properties draw:marker-end="Arrowheads_20_7" draw:marker-end-width="0.3cm" draw:fill="none" draw:textarea-vertical-align="middle"/>
    </style:style>
    <style:style style:name="gr11" style:family="graphic" style:parent-style-name="objectwithoutfill">
      <style:graphic-properties draw:marker-end="Arrowheads_20_9" draw:marker-end-width="0.3cm" draw:fill="none" draw:textarea-vertical-align="middle"/>
    </style:style>
    <style:style style:name="gr12" style:family="graphic" style:parent-style-name="objectwithoutfill">
      <style:graphic-properties draw:marker-end="Arrowheads_20_10" draw:marker-end-width="0.3cm" draw:fill="none" draw:textarea-vertical-align="middle"/>
    </style:style>
    <style:style style:name="gr13" style:family="graphic" style:parent-style-name="objectwithoutfill">
      <style:graphic-properties draw:marker-end="Arrowheads_20_11" draw:marker-end-width="0.3cm" draw:fill="none" draw:textarea-vertical-align="middle"/>
    </style:style>
    <style:style style:name="gr14" style:family="graphic" style:parent-style-name="objectwithoutfill">
      <style:graphic-properties draw:marker-end="Arrowheads_20_13" draw:marker-end-width="0.3cm" draw:fill="none" draw:textarea-vertical-align="middle"/>
    </style:style>
    <style:style style:name="gr15" style:family="graphic" style:parent-style-name="standard">
      <style:graphic-properties draw:stroke="dash" draw:stroke-dash="Dash" svg:stroke-width="0.03cm" svg:stroke-color="#000000" draw:marker-start-width="0.25cm" draw:marker-end-width="0.25cm" draw:textarea-horizontal-align="justify" draw:textarea-vertical-align="middle" draw:auto-grow-height="false" fo:min-height="2cm" fo:min-width="7.25cm" fo:padding-top="0.115cm" fo:padding-bottom="0.115cm" fo:padding-left="0.24cm" fo:padding-right="0.2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256cm"/>
      <style:paragraph-properties style:writing-mode="lr-tb"/>
    </style:style>
    <style:style style:name="gr17" style:family="graphic" style:parent-style-name="standard">
      <style:graphic-properties draw:stroke="dash" draw:stroke-dash="Dash" svg:stroke-width="0.03cm" svg:stroke-color="#000000" draw:marker-start-width="0.25cm" draw:marker-end-width="0.25cm" draw:textarea-horizontal-align="justify" draw:textarea-vertical-align="middle" draw:auto-grow-height="false" fo:min-height="2.07cm" fo:min-width="7.27cm" fo:padding-top="0.115cm" fo:padding-bottom="0.115cm" fo:padding-left="0.24cm" fo:padding-right="0.2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57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eeeee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459cm" svg:height="0.852cm" svg:x="1.186cm" svg:y="2.9cm">
          <draw:text-box>
            <text:p>False</text:p>
          </draw:text-box>
        </draw:frame>
        <draw:custom-shape draw:style-name="gr2" draw:text-style-name="P3" xml:id="id1" draw:id="id1" draw:layer="layout" svg:width="3cm" svg:height="1cm" svg:x="1cm" svg:y="0.3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2" draw:id="id2" draw:layer="layout" svg:width="4.5cm" svg:height="1.195cm" svg:x="0.25cm" svg:y="2.055cm">
          <text:p text:style-name="P2">condição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3" draw:id="id3" draw:layer="layout" svg:width="3cm" svg:height="0.849cm" svg:x="3.901cm" svg:y="3.201cm">
          <text:p text:style-name="P2">bloc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6" draw:id="id6" draw:layer="layout" svg:width="3cm" svg:height="1cm" svg:x="1cm" svg:y="6.8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4" draw:layer="layout" draw:type="line" svg:x1="2.5cm" svg:y1="1.3cm" svg:x2="2.5cm" svg:y2="2.055cm" draw:start-shape="id1" draw:start-glue-point="6" draw:end-shape="id2" draw:end-glue-point="4" svg:d="M2500 1300v755" svg:viewBox="0 0 1 756">
          <text:p/>
        </draw:connector>
        <draw:connector draw:style-name="gr7" draw:text-style-name="P4" draw:layer="layout" svg:x1="4.75cm" svg:y1="2.653cm" svg:x2="5.401cm" svg:y2="3.201cm" draw:start-shape="id2" draw:start-glue-point="7" draw:end-shape="id3" draw:end-glue-point="4" svg:d="M4750 2653h651v548" svg:viewBox="0 0 652 549">
          <text:p/>
        </draw:connector>
        <draw:frame draw:style-name="gr8" draw:text-style-name="P1" draw:layer="layout" svg:width="1.387cm" svg:height="0.852cm" svg:x="4.185cm" svg:y="1.9cm">
          <draw:text-box>
            <text:p>True</text:p>
          </draw:text-box>
        </draw:frame>
        <draw:custom-shape draw:style-name="gr9" draw:text-style-name="P2" xml:id="id4" draw:id="id4" draw:layer="layout" svg:width="4.5cm" svg:height="1.395cm" svg:x="0.251cm" svg:y="4.355cm">
          <text:p text:style-name="P2">condição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0" draw:text-style-name="P4" draw:layer="layout" draw:type="line" svg:x1="2.5cm" svg:y1="3.25cm" svg:x2="2.501cm" svg:y2="4.355cm" draw:start-shape="id2" draw:start-glue-point="6" draw:end-shape="id4" draw:end-glue-point="4" svg:d="M2500 3250l1 1105" svg:viewBox="0 0 2 1106">
          <text:p/>
        </draw:connector>
        <draw:custom-shape draw:style-name="gr4" draw:text-style-name="P2" xml:id="id5" draw:id="id5" draw:layer="layout" svg:width="3cm" svg:height="0.849cm" svg:x="3.902cm" svg:y="5.401cm">
          <text:p text:style-name="P2">bloc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4" draw:layer="layout" svg:x1="4.751cm" svg:y1="5.053cm" svg:x2="5.402cm" svg:y2="5.401cm" draw:start-shape="id4" draw:start-glue-point="7" draw:end-shape="id5" draw:end-glue-point="4" svg:d="M4751 5053h651v348" svg:viewBox="0 0 652 349">
          <text:p/>
        </draw:connector>
        <draw:frame draw:style-name="gr8" draw:text-style-name="P1" draw:layer="layout" svg:width="1.387cm" svg:height="0.852cm" svg:x="4.186cm" svg:y="4.3cm">
          <draw:text-box>
            <text:p>True</text:p>
          </draw:text-box>
        </draw:frame>
        <draw:connector draw:style-name="gr12" draw:text-style-name="P4" draw:layer="layout" draw:type="line" svg:x1="2.501cm" svg:y1="5.75cm" svg:x2="2.5cm" svg:y2="6.8cm" draw:start-shape="id4" draw:start-glue-point="6" draw:end-shape="id6" draw:end-glue-point="4" svg:d="M2501 5750l-1 1050" svg:viewBox="0 0 2 1051">
          <text:p/>
        </draw:connector>
        <draw:frame draw:style-name="gr1" draw:text-style-name="P1" draw:layer="layout" svg:width="1.459cm" svg:height="0.852cm" svg:x="1.187cm" svg:y="5.4cm">
          <draw:text-box>
            <text:p>False</text:p>
          </draw:text-box>
        </draw:frame>
        <draw:connector draw:style-name="gr13" draw:text-style-name="P4" draw:layer="layout" svg:x1="6.901cm" svg:y1="3.626cm" svg:x2="2.504cm" svg:y2="6.382cm" draw:start-shape="id3" draw:start-glue-point="7" svg:d="M6901 3626h526v2756h-4923" svg:viewBox="0 0 4924 2757">
          <text:p/>
        </draw:connector>
        <draw:connector draw:style-name="gr14" draw:text-style-name="P4" draw:layer="layout" draw:type="line" svg:x1="6.902cm" svg:y1="5.826cm" svg:x2="7.419cm" svg:y2="5.837cm" draw:start-shape="id5" draw:start-glue-point="7" svg:d="M6902 5826l517 11" svg:viewBox="0 0 518 12">
          <text:p/>
        </draw:connector>
        <draw:custom-shape draw:style-name="gr15" draw:text-style-name="P5" draw:layer="layout" svg:width="7.75cm" svg:height="2.25cm" svg:x="0.1cm" svg:y="1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6" draw:text-style-name="P1" draw:layer="layout" svg:width="0.756cm" svg:height="0.852cm" svg:x="-0.065cm" svg:y="1.7cm">
          <draw:text-box>
            <text:p>if</text:p>
          </draw:text-box>
        </draw:frame>
        <draw:custom-shape draw:style-name="gr17" draw:text-style-name="P5" draw:layer="layout" svg:width="7.75cm" svg:height="2.3cm" svg:x="0.101cm" svg:y="4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8" draw:text-style-name="P1" draw:layer="layout" svg:width="1.074cm" svg:height="0.852cm" svg:x="-0.065cm" svg:y="4cm">
          <draw:text-box>
            <text:p>elif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3" draw:display-name="Arrowheads 3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3465a4" draw:marker-start-width="0.28cm" draw:marker-start-center="false" draw:marker-end-width="0.28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atin Modern Roman1" fo:font-family="'Latin Modern Roman'" style:font-style-name="Regular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1" fo:font-family="'Latin Modern Roman'" style:font-style-name="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1:40:39.157954561</meta:creation-date>
    <dc:date>2023-06-18T17:42:30.344161781</dc:date>
    <meta:editing-duration>PT1H33M25S</meta:editing-duration>
    <meta:editing-cycles>29</meta:editing-cycles>
    <meta:generator>LibreOffice/7.3.7.2$Linux_X86_64 LibreOffice_project/30$Build-2</meta:generator>
    <meta:document-statistic meta:object-count="21"/>
  </office:meta>
</office:document-meta>
</file>